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Deleted.repai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Ancestor.repai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Entries.repai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istencyCheck.run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5">
            <text:p text:style-name="Table_20_Contents">25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ConsistencyCheck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istencyCheck.run( MultiIndex index , ItemStateManager 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istencyCheck.ConsistencyCheck( MultiIndex index , ItemStateManager 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knownParent.UnknownParent( UUID uuid , UUID parent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Entries.repai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Deleted.rep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istencyCheck.getPath( NodeState 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ultipleEntries.MultipleEntries( UUID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Ancestor.MissingAncestor( UUID uuid , UUID parent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knownParent.rep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leted.NodeDeleted( UUID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Parent.repai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Ancestor.repai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sistencyCheck.repair( boolean ignoreFailur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